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2-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8" calcext:value-type="float">
            <text:p>108</text:p>
          </table:table-cell>
          <table:table-cell office:value-type="float" office:value="246" calcext:value-type="float">
            <text:p>246</text:p>
          </table:table-cell>
          <table:table-cell office:value-type="float" office:value="3150" calcext:value-type="float">
            <text:p>31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include/LinkedListHelper.cpp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2450" calcext:value-type="float">
            <text:p>24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dataStructures/tree/tree.cpp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1838" calcext:value-type="float">
            <text:p>1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1424" calcext:value-type="float">
            <text:p>14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318" calcext:value-type="float">
            <text:p>131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Sorter/include/PigeonSorter.cpp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305" calcext:value-type="float">
            <text:p>1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636" calcext:value-type="float">
            <text:p>16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Helper.h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24" calcext:value-type="float">
            <text:p>9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/home/home/Desktop/programming/c++/dataStructures/tree/DFS/main.cpp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147" calcext:value-type="float">
            <text:p>11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tree/BFS/main.cpp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1056" calcext:value-type="float">
            <text:p>10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dataStructures/tree/FirstSearchUtil.h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045" calcext:value-type="float">
            <text:p>10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34" calcext:value-type="float">
            <text:p>9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832" calcext:value-type="float">
            <text:p>8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185" calcext:value-type="float">
            <text:p>11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Deleter.h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417" calcext:value-type="float">
            <text:p>14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177" calcext:value-type="float">
            <text:p>1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Sorter/src/PigeonSorter.h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49" calcext:value-type="float">
            <text:p>8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Setter.h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062" calcext:value-type="float">
            <text:p>106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/home/home/Desktop/programming/c++/dataStructures/tree/TreeFinderUtil.cpp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701" calcext:value-type="float">
            <text:p>7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144" calcext:value-type="float">
            <text:p>1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74" calcext:value-type="float">
            <text:p>8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23" calcext:value-type="float">
            <text:p>7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110" calcext:value-type="float">
            <text:p>1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Getter.h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32" calcext:value-type="float">
            <text:p>63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Appender.h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816" calcext:value-type="float">
            <text:p>8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4" calcext:value-type="float">
            <text:p>5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SizeHelper.cpp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Printer.h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4" calcext:value-type="float">
            <text:p>3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7" calcext:value-type="float">
            <text:p>7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Checker.h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SizeHelper.h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dataStructures/tree/Leaf.h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Exception.h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52" calcext:value-type="float">
            <text:p>4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Exception.cpp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src/linkedListStruct.h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tree/NodeSearcher.h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cppAndHeaderData-2022-12-19'.A1:'cppAndHeaderData-2022-12-19'.E14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21:21:56.293535114</dc:date>
    <meta:editing-duration>PT1M10S</meta:editing-duration>
    <meta:editing-cycles>1</meta:editing-cycles>
    <meta:document-statistic meta:table-count="1" meta:cell-count="705" meta:object-count="0"/>
    <meta:generator>LibreOffice/7.3.7.2$Linux_X86_64 LibreOffice_project/30$Build-2</meta:generator>
  </office:meta>
</office:document-meta>
</file>